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884ea"/>
    </style:style>
    <style:style style:name="P2" style:family="paragraph" style:parent-style-name="Standard">
      <style:text-properties officeooo:rsid="000bf872" officeooo:paragraph-rsid="001884ea"/>
    </style:style>
    <style:style style:name="P3" style:family="paragraph" style:parent-style-name="Standard">
      <style:text-properties officeooo:rsid="00116180" officeooo:paragraph-rsid="001884ea"/>
    </style:style>
    <style:style style:name="P4" style:family="paragraph" style:parent-style-name="Standard">
      <style:text-properties officeooo:rsid="00119554" officeooo:paragraph-rsid="001884ea"/>
    </style:style>
    <style:style style:name="P5" style:family="paragraph" style:parent-style-name="Standard">
      <style:text-properties fo:font-size="12pt" officeooo:paragraph-rsid="001884ea" style:font-size-asian="12pt" style:font-size-complex="12pt"/>
    </style:style>
    <style:style style:name="P6" style:family="paragraph" style:parent-style-name="Standard">
      <style:text-properties officeooo:rsid="00182031" officeooo:paragraph-rsid="001884ea"/>
    </style:style>
    <style:style style:name="P7" style:family="paragraph" style:parent-style-name="Standard" style:master-page-name="Standard">
      <style:paragraph-properties style:page-number="auto"/>
      <style:text-properties style:text-underline-style="solid" style:text-underline-width="auto" style:text-underline-color="#000000" officeooo:paragraph-rsid="001884ea"/>
    </style:style>
    <style:style style:name="P8" style:family="paragraph" style:parent-style-name="Standard">
      <style:text-properties fo:font-variant="normal" fo:text-transform="none" fo:letter-spacing="normal" fo:font-style="normal" fo:font-weight="normal" officeooo:rsid="001f5f4b" officeooo:paragraph-rsid="001884ea" style:font-style-asian="normal" style:font-weight-asian="normal"/>
    </style:style>
    <style:style style:name="P9" style:family="paragraph" style:parent-style-name="Standard">
      <style:text-properties fo:font-size="15pt" officeooo:rsid="000abe27" officeooo:paragraph-rsid="001884ea" style:font-size-asian="15pt" style:font-size-complex="15pt"/>
    </style:style>
    <style:style style:name="P10" style:family="paragraph" style:parent-style-name="Standard">
      <style:text-properties fo:font-size="12pt" officeooo:rsid="00182031" officeooo:paragraph-rsid="001884ea" style:font-size-asian="12pt" style:font-size-complex="12pt"/>
    </style:style>
    <style:style style:name="P11" style:family="paragraph" style:parent-style-name="Standard">
      <style:text-properties fo:font-size="12pt" officeooo:paragraph-rsid="001884ea" style:font-size-asian="12pt" style:font-size-complex="12pt"/>
    </style:style>
    <style:style style:name="P12" style:family="paragraph" style:parent-style-name="Standard">
      <style:text-properties fo:font-size="12pt" officeooo:rsid="000bf872" officeooo:paragraph-rsid="001f3534" style:font-size-asian="12pt" style:font-size-complex="12pt"/>
    </style:style>
    <style:style style:name="P13" style:family="paragraph" style:parent-style-name="Standard">
      <style:text-properties style:text-underline-style="solid" style:text-underline-width="auto" style:text-underline-color="#000000" officeooo:rsid="001bb2ae" officeooo:paragraph-rsid="001d9707"/>
    </style:style>
    <style:style style:name="P14" style:family="paragraph" style:parent-style-name="Standard">
      <style:text-properties style:text-underline-style="solid" style:text-underline-width="auto" style:text-underline-color="#000000" officeooo:rsid="001bb2ae" officeooo:paragraph-rsid="001f3534"/>
    </style:style>
    <style:style style:name="P15" style:family="paragraph" style:parent-style-name="Standard">
      <style:text-properties style:text-underline-style="solid" style:text-underline-width="auto" style:text-underline-color="#000000" officeooo:rsid="001d9a26" officeooo:paragraph-rsid="001d9a26"/>
    </style:style>
    <style:style style:name="P16" style:family="paragraph" style:parent-style-name="Standard">
      <style:text-properties officeooo:paragraph-rsid="001ba44e"/>
    </style:style>
    <style:style style:name="P17" style:family="paragraph" style:parent-style-name="Standard">
      <style:text-properties officeooo:paragraph-rsid="001f3534"/>
    </style:style>
    <style:style style:name="T1" style:family="text">
      <style:text-properties fo:font-size="16pt" style:font-size-asian="16pt" style:font-size-complex="16pt"/>
    </style:style>
    <style:style style:name="T2" style:family="text">
      <style:text-properties officeooo:rsid="001bb2ae"/>
    </style:style>
    <style:style style:name="T3" style:family="text">
      <style:text-properties officeooo:rsid="001f5f4b"/>
    </style:style>
    <style:style style:name="T4" style:family="text">
      <style:text-properties fo:font-variant="normal" fo:text-transform="none" fo:letter-spacing="normal" fo:font-style="normal" fo:font-weight="normal" style:font-style-asian="normal" style:font-weight-asian="normal"/>
    </style:style>
    <style:style style:name="T5" style:family="text">
      <style:text-properties fo:font-variant="normal" fo:text-transform="none" fo:letter-spacing="normal" fo:font-style="normal" fo:font-weight="normal" officeooo:rsid="001bb2ae" style:font-style-asian="normal" style:font-weight-asian="normal"/>
    </style:style>
    <style:style style:name="T6" style:family="text">
      <style:text-properties fo:font-variant="normal" fo:text-transform="none" fo:letter-spacing="normal" fo:font-style="normal" fo:font-weight="normal" officeooo:rsid="001d8231" style:font-style-asian="normal" style:font-weight-asian="normal"/>
    </style:style>
    <style:style style:name="T7" style:family="text">
      <style:text-properties fo:font-variant="normal" fo:text-transform="none" fo:letter-spacing="normal" fo:font-style="normal" fo:font-weight="normal" officeooo:rsid="00206c66" style:font-style-asian="normal" style:font-weight-asian="normal"/>
    </style:style>
    <style:style style:name="T8" style:family="text">
      <style:text-properties fo:font-variant="normal" fo:text-transform="none" fo:letter-spacing="normal" fo:font-style="normal" fo:font-weight="normal" officeooo:rsid="001f5f4b" style:font-style-asian="normal" style:font-weight-asian="normal"/>
    </style:style>
    <style:style style:name="T9" style:family="text">
      <style:text-properties fo:font-variant="normal" fo:text-transform="none" fo:letter-spacing="normal" fo:font-style="normal" fo:font-weight="normal" officeooo:rsid="002240a9" style:font-style-asian="normal" style:font-weight-asian="normal"/>
    </style:style>
    <style:style style:name="T10" style:family="text">
      <style:text-properties fo:font-variant="normal" fo:text-transform="none" fo:letter-spacing="normal" fo:font-style="normal" fo:font-weight="normal" officeooo:rsid="0009ecc8" style:font-style-asian="normal" style:font-weight-asian="normal"/>
    </style:style>
    <style:style style:name="T11" style:family="text">
      <style:text-properties fo:font-variant="normal" fo:text-transform="none" fo:letter-spacing="normal" fo:font-style="normal" fo:font-weight="normal" officeooo:rsid="001a3d0b" style:font-style-asian="normal" style:font-weight-asian="normal"/>
    </style:style>
    <style:style style:name="T12" style:family="text">
      <style:text-properties fo:font-variant="normal" fo:text-transform="none" fo:letter-spacing="normal" fo:font-style="normal" fo:font-weight="normal" officeooo:rsid="001ba44e" style:font-style-asian="normal" style:font-weight-asian="normal"/>
    </style:style>
    <style:style style:name="T13" style:family="text">
      <style:text-properties fo:font-variant="normal" fo:text-transform="none" fo:letter-spacing="normal" fo:font-style="normal" style:text-underline-style="none" fo:font-weight="normal" officeooo:rsid="001f5f4b" style:font-style-asian="normal" style:font-weight-asian="normal"/>
    </style:style>
    <style:style style:name="T14" style:family="text">
      <style:text-properties fo:font-variant="normal" fo:text-transform="none" fo:letter-spacing="normal" fo:font-style="normal" style:text-underline-style="none" fo:font-weight="normal" officeooo:rsid="001d9707" style:font-style-asian="normal" style:font-weight-asian="normal"/>
    </style:style>
    <style:style style:name="T15" style:family="text">
      <style:text-properties fo:font-variant="normal" fo:text-transform="none" fo:color="#111111" fo:letter-spacing="normal" fo:font-style="normal" fo:font-weight="normal" style:font-style-asian="normal" style:font-weight-asian="normal"/>
    </style:style>
    <style:style style:name="T16" style:family="text">
      <style:text-properties fo:font-variant="normal" fo:text-transform="none" fo:color="#111111" fo:letter-spacing="normal" fo:font-style="normal" fo:font-weight="normal" officeooo:rsid="00206c66" style:font-style-asian="normal" style:font-weight-asian="normal"/>
    </style:style>
    <style:style style:name="T17" style:family="text">
      <style:text-properties fo:font-variant="normal" fo:text-transform="none" fo:color="#111111" fo:letter-spacing="normal" fo:font-style="normal" fo:font-weight="normal" officeooo:rsid="002240a9" style:font-style-asian="normal" style:font-weight-asian="normal"/>
    </style:style>
    <style:style style:name="T18" style:family="text">
      <style:text-properties fo:font-variant="normal" fo:text-transform="none" fo:color="#111111" fo:letter-spacing="normal" fo:font-style="normal" fo:font-weight="normal" officeooo:rsid="001ba44e" style:font-style-asian="normal" style:font-weight-asian="normal"/>
    </style:style>
    <style:style style:name="T19" style:family="text">
      <style:text-properties officeooo:rsid="00206c66"/>
    </style:style>
    <style:style style:name="T20" style:family="text">
      <style:text-properties officeooo:rsid="002240a9"/>
    </style:style>
    <style:style style:name="T21" style:family="text">
      <style:text-properties fo:font-size="15pt" style:font-size-asian="15pt" style:font-size-complex="15pt"/>
    </style:style>
    <style:style style:name="T22" style:family="text">
      <style:text-properties fo:font-size="15pt" officeooo:rsid="000abe27" style:font-size-asian="15pt" style:font-size-complex="15pt"/>
    </style:style>
    <style:style style:name="T23" style:family="text">
      <style:text-properties fo:font-size="15pt" officeooo:rsid="001a097e" style:font-size-asian="15pt" style:font-size-complex="15pt"/>
    </style:style>
    <style:style style:name="T24" style:family="text">
      <style:text-properties officeooo:rsid="0007db76"/>
    </style:style>
    <style:style style:name="T25" style:family="text">
      <style:text-properties officeooo:rsid="000abe27"/>
    </style:style>
    <style:style style:name="T26" style:family="text">
      <style:text-properties officeooo:rsid="0009259f"/>
    </style:style>
    <style:style style:name="T27" style:family="text">
      <style:text-properties officeooo:rsid="0009ecc8"/>
    </style:style>
    <style:style style:name="T28" style:family="text">
      <style:text-properties officeooo:rsid="000d1858"/>
    </style:style>
    <style:style style:name="T29" style:family="text">
      <style:text-properties officeooo:rsid="000bf872"/>
    </style:style>
    <style:style style:name="T30" style:family="text">
      <style:text-properties officeooo:rsid="000ff8b0"/>
    </style:style>
    <style:style style:name="T31" style:family="text">
      <style:text-properties officeooo:rsid="000e2071"/>
    </style:style>
    <style:style style:name="T32" style:family="text">
      <style:text-properties officeooo:rsid="000f321c"/>
    </style:style>
    <style:style style:name="T33" style:family="text">
      <style:text-properties officeooo:rsid="000f7ffc"/>
    </style:style>
    <style:style style:name="T34" style:family="text">
      <style:text-properties officeooo:rsid="00116180"/>
    </style:style>
    <style:style style:name="T35" style:family="text">
      <style:text-properties officeooo:rsid="00119554"/>
    </style:style>
    <style:style style:name="T36" style:family="text">
      <style:text-properties officeooo:rsid="0014cd03"/>
    </style:style>
    <style:style style:name="T37" style:family="text">
      <style:text-properties officeooo:rsid="00182031"/>
    </style:style>
    <style:style style:name="T38" style:family="text">
      <style:text-properties officeooo:rsid="001ba44e"/>
    </style:style>
    <style:style style:name="T39" style:family="text">
      <style:text-properties officeooo:rsid="001d9707"/>
    </style:style>
    <style:style style:name="T40" style:family="text">
      <style:text-properties style:text-underline-style="none"/>
    </style:style>
    <style:style style:name="T41" style:family="text">
      <style:text-properties style:text-underline-style="none" officeooo:rsid="001a3d0b"/>
    </style:style>
    <style:style style:name="T42" style:family="text">
      <style:text-properties style:text-underline-style="none" officeooo:rsid="001d9707"/>
    </style:style>
    <style:style style:name="T43" style:family="text">
      <style:text-properties style:text-underline-style="none" officeooo:rsid="001f35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132"/>Related Work</text:p>
      <text:p text:style-name="P1"/>
      <text:p text:style-name="P1">Several web &amp; desktop application have been used as reference material during the creation of ATT.com and . The relevant material &amp; the approach they take when dealing the related subject material follow bellow : </text:p>
      <text:p text:style-name="P1"/>
      <text:p text:style-name="P16"><text:span text:style-name="T1">Investopdeia</text:span><text:line-break/><text:line-break/>Investopdeia.com is a web site devoted to <text:span text:style-name="T2">providing free educational material on investing strategies, fundamental economics, personal finance &amp; </text:span>market analysis. The <text:span text:style-name="T2">site </text:span>sources articles from nearly 200 writers<text:span text:style-name="T3">[1]</text:span> <text:span text:style-name="T2">and has extensive</text:span><text:span text:style-name="T5"> wiki and video based learning material</text:span><text:span text:style-name="T6"> and</text:span><text:span text:style-name="T5"> tutorials.</text:span></text:p>
      <text:p text:style-name="P16"><text:span text:style-name="T5"/></text:p>
      <text:p text:style-name="P16"><text:span text:style-name="T5">Investopdeia</text:span><text:span text:style-name="T8"> has over 6,300 articles and 750 pages of tutorials</text:span><text:span text:style-name="T7">[</text:span><text:span text:style-name="T12">1</text:span><text:span text:style-name="T7">]</text:span><text:span text:style-name="T8"> covering trading fundamentals, technical indicators, trading </text:span><text:span text:style-name="T7">strategies,</text:span><text:span text:style-name="T8"> popular trading software systems </text:span><text:span text:style-name="T7">and numerous other aspects of finance and investing.</text:span><text:line-break/><text:line-break/>The <text:span text:style-name="T2">site</text:span> includes a<text:span text:style-name="T4"> comprehensive financial dictionary </text:span><text:span text:style-name="T7">containing over 13,000 entries[</text:span><text:span text:style-name="T11">1</text:span><text:span text:style-name="T7">]</text:span><text:span text:style-name="T4"> </text:span><text:span text:style-name="T6">to </text:span><text:span text:style-name="T11">assist</text:span><text:span text:style-name="T6"> new users </text:span><text:span text:style-name="T11">in </text:span><text:span text:style-name="T8">understand</text:span><text:span text:style-name="T11">ing</text:span><text:span text:style-name="T8"> rel</text:span><text:span text:style-name="T7">ated</text:span><text:span text:style-name="T8"> technical </text:span><text:span text:style-name="T7">financial</text:span><text:span text:style-name="T8"> terminology.</text:span></text:p>
      <text:p text:style-name="P8"/>
      <text:p text:style-name="P16"><text:span text:style-name="T5">The site </text:span><text:span text:style-name="T4">features a free multi user online stock simulator. The stock simulator p</text:span><text:span text:style-name="T15">rovides an ideal learning environment for </text:span><text:span text:style-name="T16">ri</text:span><text:span text:style-name="T17">s</text:span><text:span text:style-name="T16">k free </text:span><text:span text:style-name="T15">participation in the stock market, giving users the ability to buy and sell equities and options at real market prices. The </text:span><text:span text:style-name="T18">s</text:span><text:span text:style-name="T15">tock </text:span><text:span text:style-name="T18">s</text:span><text:span text:style-name="T15">imulator is an effective tool for provid</text:span><text:span text:style-name="T16">ing</text:span><text:span text:style-name="T15"> real-world experience </text:span><text:span text:style-name="T16">to beginners learning fundamental trading strategies. </text:span><text:span text:style-name="T15"><text:s/></text:span><text:line-break/></text:p>
      <text:p text:style-name="P1">Investopedia <text:span text:style-name="T19">have also </text:span>released a <text:span text:style-name="T19">mobile </text:span>App<text:span text:style-name="T19">lication for the Phone,</text:span> <text:span text:style-name="T19">which is free to download </text:span>. The App gives users access to Investopedia's full financial dictionary, <text:span text:style-name="T19">site</text:span> articles and other content. Investopedia's <text:span text:style-name="T19">Iphone </text:span>App has over 211,000 downloads and is the #25 free Finance App in <text:span text:style-name="T38">the Itunes store.</text:span></text:p>
      <text:p text:style-name="P17"><text:line-break/><text:span text:style-name="T7">The site article</text:span><text:span text:style-name="T12">s</text:span><text:span text:style-name="T7"> and tutorials are an </text:span><text:span text:style-name="T12">accessible</text:span><text:span text:style-name="T8"> and comprehensive entry point for the general public to learn about financial trading. </text:span><text:span text:style-name="T9">The site maintains a </text:span><text:span text:style-name="T12">strong </text:span><text:span text:style-name="T9">focus on the field of finance, and avoids any form of </text:span><text:span text:style-name="T12">educational</text:span><text:span text:style-name="T9"> material on </text:span><text:span text:style-name="T10">computer programming. </text:span><text:span text:style-name="T12"><text:line-break/><text:line-break/>[ ** Note : Have mentioned the general public in line above – should I define what I men by this – age – education . .level of financial /computation background ? At some other point in the text ? ]</text:span><text:line-break/><text:line-break/><text:span text:style-name="T38">Although the sites </text:span><text:span text:style-name="T12">online stock simulator, allows </text:span><text:span text:style-name="T18">users the ability to buy and sell equities in a safe environment,</text:span><text:span text:style-name="T12"> it</text:span> does not allow for the <text:span text:style-name="T20">creation or use </text:span>of <text:span text:style-name="T38">any</text:span> <text:span text:style-name="T20">basic </text:span>automated <text:span text:style-name="T20">trading strategy’s</text:span>. <text:span text:style-name="T39">This means visitors cannot learn about financial trading algorithms using the sites interactive tradnig environment. <text:line-break/><text:line-break/>The site provides great content on the general topic of finance, however a </text:span><text:span text:style-name="T42">search of sites database of <text:s/></text:span><text:span text:style-name="T13">6,300 </text:span><text:span text:style-name="T14">articles</text:span><text:span text:style-name="T42"> for “algorithmic trading” returned only 24 articles, with only 8 articles being on the topic of algorithmic trading itself. <text:s/></text:span><text:line-break/><text:line-break/><text:span text:style-name="T39">The site fails to present the subject in an accessible and un-intimidating manor, with phrases such as <text:s text:c="2"/>: “</text:span>system that utilizes very advanced mathematical models <text:span text:style-name="T39"><text:s/>” , “</text:span>Complex algorithms “<text:span text:style-name="T39"> and “</text:span>used by large institutional investors <text:span text:style-name="T39">” being used in the site definition of the subject of algorithmic trading[2]</text:span><text:line-break/><text:line-break/><text:span text:style-name="T38">Unfortunately the site does not provide any place, such as a community forum, for visitors to the site to communicate &amp; share ideas or knowledge with each other. <text:s/>[ ADD PICTURE .]</text:span></text:p>
      <text:p text:style-name="P1"><text:bookmark-start text:name="__DdeLink__340_1924940872"/><text:soft-page-break/><text:span text:style-name="T21">Quantopian</text:span><text:bookmark-end text:name="__DdeLink__340_1924940872"/><text:line-break/><text:line-break/>Quantopian is a browser based algorithmic trading platform. The site allows visitors to create, test, and trade algorithmic strategies with other user who visit the site. <text:line-break/><text:line-break/>The main way <text:span text:style-name="T24">news</text:span> user <text:span text:style-name="T24">to</text:span> the site are encourage to learn about <text:span text:style-name="T24">financial</text:span> trading algorithms, is by joining the community discussions and exploring algorithms that other members have shared <text:span text:style-name="T25">on the site</text:span>. <text:line-break/><text:line-break/>The site allows users to create algorithms in python, by providing a simple <text:span text:style-name="T24">web editor</text:span> for user to enter code <text:span text:style-name="T24">into there browser</text:span>. The site also allows user to copy or “clone” <text:s/>algorithms, which other members of the site have shared with the community. <text:s/><text:line-break/><text:line-break/>Quantopian also allows <text:span text:style-name="T24">users</text:span> to <text:span text:style-name="T26">back test </text:span>their created algorithm against 11-year history of minute-level stock data, <text:span text:style-name="T26">and provides a user interface for reviewing the performance of your algorithm against selected risk metrics^(Maybe mention a few metrics ? ).</text:span></text:p>
      <text:p text:style-name="P1"/>
      <text:p text:style-name="P1"><text:span text:style-name="T26">Once tested, the site</text:span> <text:span text:style-name="T27">provides a </text:span>live trading platform <text:span text:style-name="T28">to allow the use of created algorithms with real money. The live trading platform, which is currently in the process of being beta tested by members of the community, is set up by linking a</text:span> brokerage account, to <text:span text:style-name="T27">a</text:span> Quantopian <text:span text:style-name="T28">account</text:span> on the site.<text:line-break/><text:line-break/><text:span text:style-name="T27">The site is feature rich, &amp; has an active community of user who are open to helping new members <text:s/>who wish to learn. However, the site presumes a high level background knowledge in the fields of both finance and computer programming.<text:line-break/></text:span></text:p>
      <text:p text:style-name="P1"><text:span text:style-name="T25">The site lacks a central repository of introductory material to enable new users to build up a basic knowledge on either of these fields. Unfortunately, the high level background knowledge required &amp; high level level of technical language in use by the sites community does not make Quantopian easily accessible to the general public. <text:s text:c="2"/></text:span><text:line-break/> <text:line-break/></text:p>
      <text:p text:style-name="P1"/>
      <text:p text:style-name="P2">[ ADD PICTUR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text:soft-page-break/></text:p>
      <text:p text:style-name="P1"/>
      <text:p text:style-name="P1"><text:span text:style-name="T21">Quan</text:span><text:span text:style-name="T22">tconnect</text:span></text:p>
      <text:p text:style-name="P9"/>
      <text:p text:style-name="P1">Quant<text:span text:style-name="T29">connect</text:span> is a<text:span text:style-name="T29">n alternative</text:span> browser based algorithmic trading platform, <text:span text:style-name="T30">which</text:span> <text:span text:style-name="T29">offers several of the same feature as the previously mentioned Quantopian. Quantconnect, again</text:span> <text:span text:style-name="T28">enables site</text:span> visitors to create, test, and trade algorithmic strategies with other <text:span text:style-name="T28">site members</text:span>. <text:line-break/><text:line-break/>Quant<text:span text:style-name="T29">connect</text:span> allows users to create algorithms in <text:span text:style-name="T28">C#</text:span>, by providing a <text:span text:style-name="T28">feature rich IDE in the browser</text:span>. The <text:span text:style-name="T31">feature rich IDE allows user to c</text:span>reate <text:span text:style-name="T31">n</text:span>ew <text:span text:style-name="T31">p</text:span>rojects from <text:span text:style-name="T31">t</text:span>emplate <text:span text:style-name="T31">a</text:span>lgorithms, <text:span text:style-name="T31">manage the directory structure of code by adding new</text:span> files and folders, <text:span text:style-name="T30">error syntax highlighting and autocompletion. </text:span><text:line-break/><text:line-break/>Quant<text:span text:style-name="T29">connect</text:span> also <text:span text:style-name="T32">enables</text:span> <text:span text:style-name="T24">users</text:span> to <text:span text:style-name="T26">back test </text:span>their created algorithm against US equit<text:span text:style-name="T30">y </text:span>data <text:span text:style-name="T32">for over 16,000 stocks</text:span> <text:span text:style-name="T32">from</text:span> January 1998 <text:span text:style-name="T32">onwards</text:span>. <text:span text:style-name="T32">The site </text:span>update<text:span text:style-name="T32">s</text:span> daily, <text:span text:style-name="T32">to provide</text:span> <text:span text:style-name="T32">the previous days </text:span>latest market data <text:span text:style-name="T32">to all members</text:span>. </text:p>
      <text:p text:style-name="P1"/>
      <text:p text:style-name="P1"><text:span text:style-name="T32">Again the web app provides a user interface for reviewing the performance of your algorithm <text:s/>against selected risk metrics, and highlights key performance indicators. The site also provides a </text:span>C# base<text:span text:style-name="T32">d</text:span> <text:span text:style-name="T32">library which allows a connection to be made to the</text:span> Quant<text:span text:style-name="T29">connect severs</text:span>, <text:span text:style-name="T33">from you local machine.</text:span> <text:span text:style-name="T33">This lets user develop</text:span> algorithm<text:span text:style-name="T33">s</text:span> locally on <text:span text:style-name="T33">their</text:span> home computer, <text:span text:style-name="T33">and then upload</text:span> the<text:span text:style-name="T33">ir</text:span> compiled <text:span text:style-name="T33">work</text:span> to the<text:span text:style-name="T33">ir</text:span> QuantConnect <text:span text:style-name="T33">account to be run and tested.</text:span> </text:p>
      <text:p text:style-name="P1"/>
      <text:p text:style-name="P1"><text:span text:style-name="T34">Quantconnect also provides c</text:span>rowd <text:span text:style-name="T34">s</text:span>entiment <text:span text:style-name="T34">d</text:span>ata <text:span text:style-name="T34">to user through the use of the Estimize and <text:s/>Stockpulse services. The Estimize platform </text:span>aggregat<text:span text:style-name="T34">es</text:span> <text:span text:style-name="T35">the financial analysis of a community</text:span> 13,000 traders and investors <text:span text:style-name="T35">to provide crowd sentiment data on possibilities of under/over pricing on US equities. The Stockpulse service </text:span>provides <text:span text:style-name="T35">t</text:span>witter <text:span text:style-name="T35">s</text:span>entiment <text:span text:style-name="T35">a</text:span>nalysis, to identify moods, rumors, and market-moving trends and provide valuable trading ideas and signals on <text:span text:style-name="T35">numerous</text:span> <text:span text:style-name="T35">globally </text:span>traded <text:span text:style-name="T36">financial</text:span> asset<text:span text:style-name="T35">s.</text:span></text:p>
      <text:p text:style-name="P3"/>
      <text:p text:style-name="P4">The web application currently does not provide <text:span text:style-name="T27">a </text:span>live trading environment <text:span text:style-name="T28">to allow users to use their created algorithms with real money. H</text:span>owever, <text:span text:style-name="T34">Quantconnect </text:span>does advertise that such functionality is currently in active development. </text:p>
      <text:p text:style-name="P1"/>
      <text:p text:style-name="P5">Quant<text:span text:style-name="T29">connect</text:span> is a <text:span text:style-name="T27">feature rich </text:span>browser based algorithmic trading platform. <text:span text:style-name="T37">New users to the site are encourage to learn about financial trading algorithms, by joining the community discussions and exploring algorithms that other members have shared. Quantconnects active community is however considerably smaller than the previously mentioned Quantopian.[]<text:line-break/></text:span></text:p>
      <text:p text:style-name="P10">Again, the site presumes a high level background knowledge in the fields of finance and programming in the C# language.Quantconnect lacks a central repository of introductory material to allow new users to build up a basic knowledge on either of these fields. <text:line-break/><text:line-break/>Unfortunately, the high level background knowledge required &amp; the sites spares active community does not make Quantconnect easily accessible to those lacking considerable background knowledge. <text:s text:c="2"/></text:p>
      <text:p text:style-name="P5"/>
      <text:p text:style-name="P12">[ ADD PICTURE .]</text:p>
      <text:p text:style-name="P1"/>
      <text:p text:style-name="P1"/>
      <text:p text:style-name="P1"/>
      <text:p text:style-name="P1"/>
      <text:p text:style-name="P1"><text:soft-page-break/></text:p>
      <text:p text:style-name="P1"/>
      <text:p text:style-name="P6">References <text:line-break/><text:line-break/>The <text:s/><text:span text:style-name="T21">Quantopian community form has over 1000 post </text:span><text:span text:style-name="T23">created</text:span><text:span text:style-name="T21"> my members of the community. </text:span><text:span text:style-name="T23">The Quan</text:span><text:span text:style-name="T22">tconnect </text:span><text:span text:style-name="T21">community form </text:span><text:span text:style-name="T23">has a collection of 69 posts. Both counts made on 12/01/14.<text:line-break/> </text:span></text:p>
      <text:p text:style-name="P1"/>
      <text:p text:style-name="P14"><text:span text:style-name="T41">[1] </text:span><text:span text:style-name="T40">Investo</text:span><text:span text:style-name="T41">pe</text:span><text:span text:style-name="T40">d</text:span><text:span text:style-name="T41">ia</text:span><text:span text:style-name="T40"> </text:span><text:span text:style-name="T41">stats </text:span><text:span text:style-name="T40">: </text:span><text:a xlink:type="simple" xlink:href="http://www.investopedia.com/corp/writers.aspx">http://www.investopedia.com/corp/writers.aspx</text:a><text:span text:style-name="T40"><text:line-break/><text:line-break/></text:span><text:span text:style-name="T43">[2] </text:span><text:span text:style-name="T41"><text:s/></text:span><text:span text:style-name="T40">Investo</text:span><text:span text:style-name="T41">pe</text:span><text:span text:style-name="T40">d</text:span><text:span text:style-name="T41">ia </text:span><text:span text:style-name="T43">alg trading search result : http://www.investopedia.com/search/default.aspx?q=algorithmic%20trading</text:span></text:p>
      <text:p text:style-name="P13"><text:span text:style-name="T42"/></text:p>
      <text:p text:style-name="P15"><text:span text:style-name="T43">[3 ] definition : </text:span><text:span text:style-name="T42">http://www.investopedia.com/terms/a/algorithmictrading.as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2T21:37:50.825000000</meta:creation-date>
    <dc:date>2014-01-13T18:08:55.496000000</dc:date>
    <meta:editing-duration>PT35M52S</meta:editing-duration>
    <meta:editing-cycles>4</meta:editing-cycles>
    <meta:generator>LibreOffice/4.1.3.2$Windows_x86 LibreOffice_project/70feb7d99726f064edab4605a8ab840c50ec57a</meta:generator>
    <meta:document-statistic meta:table-count="0" meta:image-count="0" meta:object-count="0" meta:page-count="4" meta:paragraph-count="23" meta:word-count="1245" meta:character-count="8363" meta:non-whitespace-character-count="6943"/>
  </office:meta>
</office:document-meta>
</file>